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.499cm" style:auto-text-indent="false"/>
    </style:style>
    <style:style style:name="P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language="ru" fo:country="RU"/>
    </style:style>
    <style:style style:name="P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italic" style:font-style-asian="italic" style:font-style-complex="italic"/>
    </style:style>
    <style:style style:name="P7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en" fo:country="US" fo:font-style="normal" style:font-style-asian="normal" style:font-style-complex="normal"/>
    </style:style>
    <style:style style:name="P8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style:font-style-asian="normal" style:font-style-complex="normal"/>
    </style:style>
    <style:style style:name="P11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en" fo:country="US" fo:font-style="normal" style:font-style-asian="normal" style:font-style-complex="normal"/>
    </style:style>
    <style:style style:name="P1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6666ff" fo:language="ru" fo:country="RU"/>
    </style:style>
    <style:style style:name="P14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ff3333" fo:language="ru" fo:country="RU" fo:font-style="italic" style:font-style-asian="italic" style:font-style-complex="italic"/>
    </style:style>
    <style:style style:name="P15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ff3333" fo:language="ru" fo:country="RU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style:use-window-font-color="true"/>
    </style:style>
    <style:style style:name="P17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19" style:family="paragraph" style:parent-style-name="Text_20_body">
      <style:text-properties fo:color="#6666ff" fo:language="ru" fo:country="RU"/>
    </style:style>
    <style:style style:name="P20" style:family="paragraph" style:parent-style-name="Text_20_body">
      <style:text-properties fo:language="en" fo:country="US"/>
    </style:style>
    <style:style style:name="P21" style:family="paragraph" style:parent-style-name="Text_20_body">
      <style:text-properties fo:color="#0000ff" fo:language="en" fo:country="US" fo:font-style="normal" style:font-style-asian="normal" style:font-style-complex="normal"/>
    </style:style>
    <style:style style:name="P2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24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25" style:family="paragraph" style:parent-style-name="Text_20_body" style:list-style-name="L3">
      <style:text-properties fo:language="ru" fo:country="RU"/>
    </style:style>
    <style:style style:name="P26" style:family="paragraph" style:parent-style-name="Text_20_body" style:list-style-name="L3">
      <style:text-properties fo:language="ru" fo:country="RU" fo:background-color="#ffff00"/>
    </style:style>
    <style:style style:name="P27" style:family="paragraph" style:parent-style-name="Text_20_body" style:list-style-name="L2">
      <style:paragraph-properties fo:text-align="justify" style:justify-single-word="false" fo:background-color="#ffff00">
        <style:background-image/>
      </style:paragraph-properties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color="#0000ff" fo:language="ru" fo:country="RU"/>
    </style:style>
    <style:style style:name="T5" style:family="text">
      <style:text-properties fo:color="#0000ff" fo:language="ru" fo:country="RU" fo:font-style="normal" style:font-style-asian="normal" style:font-style-complex="normal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color="#0000ff" fo:font-style="normal" style:font-style-asian="normal" style:font-style-complex="normal"/>
    </style:style>
    <style:style style:name="T8" style:family="text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9" style:family="text">
      <style:text-properties style:use-window-font-color="true" fo:language="ru" fo:country="RU" fo:font-style="normal" style:font-style-asian="normal" style:font-style-complex="normal"/>
    </style:style>
    <style:style style:name="T10" style:family="text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11" style:family="text"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12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language="uk" fo:country="U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Страницы с красным: 2,5,<text:span text:style-name="T1">6,</text:span>7,11,21,22,26,39</text:p>
      <text:p text:style-name="P11">Улучшить 1-ю и 2-ю главы (особенно вторую половину второй главы)!</text:p>
      <text:h text:style-name="Heading_20_2" text:outline-level="2">Staging page: 47</text:h>
      <text:p text:style-name="P19"/>
      <text:p text:style-name="P13">&lt;В конце каждой главы (чтобы не спойлерить) - рисунок мозаики, отображающий суть главы.&gt;</text:p>
      <text:p text:style-name="P1"><text:span text:style-name="T3">&lt;</text:span><text:span text:style-name="T4">Давать читать фанфик по главам. Сказать Ане, чтобы записывала свои догадки, возникающие по мере прочтения каждой главы</text:span><text:span text:style-name="T3">&gt;</text:span></text:p>
      <text:p text:style-name="Text_20_body">&lt;темы: Терра - Майкл Джексон, Кантерлот - Марк Нофлер, Понивилль - Сеал и фан-музыка. Дэш - Милен Фармер&gt;</text:p>
      <text:h text:style-name="Heading_20_2" text:outline-level="2">Музыка</text:h>
      <text:p text:style-name="Text_20_body">1. Терра - <text:span text:style-name="T12">Electronics “Disappointed”/Gary Jules “Mad World”/Pink Floyd “Another Brick In The Wall”</text:span></text:p>
      <text:p text:style-name="P17">2. Пробуждение - <text:span text:style-name="T6">Pet Shop Boys “So Hard”???</text:span></text:p>
      <text:p text:style-name="P17">3. Норф - <text:span text:style-name="T6">Dire Straits “Coyote”</text:span></text:p>
      <text:p text:style-name="P20">4. З<text:span text:style-name="T3">аклинание Последнего Шанса. </text:span><text:span text:style-name="T7">Mike Oldfield – Tres Lunas ”To Be Free” (Radio Edit)</text:span></text:p>
      <text:p text:style-name="P21">5. Нерадивый ученик</text:p>
      <text:p text:style-name="P20"><text:span text:style-name="T7">6. Нерадивый ученик-2 </text:span><text:span text:style-name="T9">&lt;</text:span><text:span text:style-name="T5">Depeche Mode — Painkiller</text:span><text:span text:style-name="T9">&gt;</text:span></text:p>
      <text:p text:style-name="P18">7. </text:p>
      <text:p text:style-name="P4"/>
      <text:h text:style-name="Heading_20_2" text:outline-level="2">Глава X</text:h>
      <text:p text:style-name="Text_20_body">Дальнейшее сближение Анона с Дэш, пока «Громовержец» летит к замку Сестёр.</text:p>
      <text:p text:style-name="Text_20_body">Дэш выписывает пируэты в небе. Анон пытается зарисовать её (Дэш попросила его об этом — схематические рисунки пируэтов Дэш). Ещё Анон говорит Дэш, что их секс был ошибкой и что он завязывает с конеёбством. Они ссорятся.</text:p>
      <text:p text:style-name="P1"><text:span text:style-name="T10">&lt;</text:span><text:span text:style-name="T11">- Учти, я ни капельки не жалею о наших поебушках! Это было круто! Хотя мне хочется большего. Я до сих пор пахну тобой… и хочу пахнуть… Это неправильно, так ведь?</text:span></text:p>
      <text:p text:style-name="P8"/>
      <text:p text:style-name="P1"><text:span text:style-name="T8">&lt;</text:span><text:span text:style-name="T11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8">&gt;</text:span></text:p>
      <text:p text:style-name="P12">&lt;<text:span text:style-name="T3"> Пони — сельские жители и не любят больших городов. </text:span>&gt;</text:p>
      <text:p text:style-name="P10"/>
      <text:p text:style-name="P7"><text:span text:style-name="T3">«Королева Лорен» жалобно потрескивала, опираясь на табуретку. Я прилаживал ей новое колесо взамен <text:s/>утраченного. </text:span><text:span text:style-name="T13">Ещ</text:span><text:span text:style-name="T3">ё</text:span><text:span text:style-name="T13"> </text:span><text:span text:style-name="T3">немного, и будет как новенькая! В дворцовом гараже среди кучи хлама таки нашлось лопнувшее колесо, которое я смог починить — наука Норфа не пошла даром. Закрепив диск на оси, я крутанул его что есть силы. Спицы слились в размытое пятно, искря солнечными бликами. Красота! Осталось покрыть лаком царапины корпуса, полученные при таране крыши сарая, и будет как новенькая — хоть снова в гонках участвуй.</text:span></text:p>
      <text:p text:style-name="P3">Я залез в колесницу и попрыгал, проверяя крепость подвески. Рессоры успокаивающе скрипнули.</text:p>
      <text:p text:style-name="P3">Вот если бы укатить на колеснице вдвоём с Сел далеко-далеко за горизонт, навстречу Солнцу! И там разговаривать долго-долго. Чтобы это было нашим «другим местом и другим временем», о котором она писала. И чтобы у нас всё было иначе.</text:p>
      <text:p text:style-name="P3"><text:soft-page-break/>Впрочем, <text:s/>зачем для этого колесница? Интересно, Сел возила кого-нибудь когда-нибудь верхом? Кто бы мог быть этим… наглецом? Ну, тот случай, когда она меня спасала во время землетрясения — не в счёт.</text:p>
      <text:p text:style-name="P3">Я улыбнулся своим мыслям. Не ревнуй, Анон! Кроме тебя тут нет людей и никогда не было.</text:p>
      <text:p text:style-name="P3">Дэш наблюдала за мной с крыши гаража, положив голову на передние ноги.</text:p>
      <text:p text:style-name="P3">– Ты опять думаешь о ней. Моё лекарство не работает.</text:p>
      <text:p text:style-name="P3">Я вздохнул. Вот только ревнующей пегаски мне и не хватало!</text:p>
      <text:p text:style-name="P3">– Дэш, я же предупреждал. Я не люблю тебя. Если ты хочешь что-то большее, чем дружба с привилегиями, то извини. За этим — не ко мне.</text:p>
      <text:p text:style-name="P3">Пегаска возмущённо фыркнула.</text:p>
      <text:p text:style-name="P3">– Да знаю я! Ещё чего! Я тебя тоже не люблю — не воображай себе! Просто мне не хочется, чтобы ты сохнул до конца жизни по той, которую получить не сможешь. Ты же мой лучший друг! А так — водись с кем хочешь, мне до этого дела нет!</text:p>
      <text:p text:style-name="P3">Я спрыгнул с «Королевы Лорен» и затолкал её в гараж.</text:p>
      <text:p text:style-name="P3">– Давай не будем об этом, Дэш? Мне хорошо с тобой и ты — мой лучший друг, но я не хочу разговаривать на эту тему.</text:p>
      <text:p text:style-name="P3">– Ну и пожалуйста! – буркнула пегаска и спланировала на землю. – Стой!</text:p>
      <text:p text:style-name="P3">Я недоумённо уставился на Дэш. Та указала на «Королеву Лорен».</text:p>
      <text:p text:style-name="P3">– Ты закончил с колесницей?</text:p>
      <text:p text:style-name="P3">Я утвердительно помотал головой.</text:p>
      <text:p text:style-name="P3">– Давай устроим ей тест-драйв! Давно хотела почувствовать себя на месте стрит-рейсера.</text:p>
      <text:p text:style-name="P3">А что? Пегаска дело говорит. Погода стоит отличная, до вечера куча времени, а управлять небесной колесницей может и ребёнок, как я убедился в печальноизвестный Гранд Галопин Гала.</text:p>
      <text:p text:style-name="P3">Я выкатил «Королеву Лорен» обратно во двор и протянул пегаске шлею.</text:p>
      <text:p text:style-name="P3"/>
      <text:p text:style-name="P3">…</text:p>
      <text:p text:style-name="P3"/>
      <text:p text:style-name="P3">Парящий чуть выше облаков замок напоминал остров посреди бескрайнего моря. Дэш увлекала «Королеву Лорен» по парковой дорожке прямо навстречу белым бурунам, лениво плескавшимся за обрывом. Я чуть потянул штурвал на себя, проверяя подъёмную силу колесницы.</text:p>
      <text:p text:style-name="P3">Всё в порядке, «Королева Лорен» послушно оторвалась от земли, повторяя движение штурвала. Колёса завертелись в воздухе. Я приземлил колесницу обратно. <text:s/>Ещё рано.</text:p>
      <text:p text:style-name="P3">Дэш тянула всё сильнее, край обрыва стремительно приближался. Я начал нервничать. Если пегаска вздумает прямо с обрыва уйти в крутое пике, колесница может перевернуться, а ремней безопасности тут не предусмотрено.</text:p>
      <text:p text:style-name="P3">Спокойно, Анон, она не может об этом не знать. Просто доверься ей.</text:p>
      <text:p text:style-name="P3">Парковая дорожка на исходе — а пегаска и не думала раскрывать крылья. Мне вдруг пришло в голову, что Дэш не имеет опыта буксировки небесных колесниц! Откуда ей знать! Я еле сдержался, чтобы не выпрыгнуть из «Королевы Лорен» на последних метрах. Поздно, Анон! Оставив пегаску запряженной в неуправляемую экспериментальную небесную колесницу, ты подвергнешь её опасности!</text:p>
      <text:p text:style-name="P3">Оттолкнувшись с разгону от края обрыва, Дэш прыгнула вперёд со сложенными крыльями. Вслед за ней в пропасть вылетела «Королева Лорен» с моей вопящей тушкой. Я уцепился в поручни и приготовился к крутому пике.</text:p>
      <text:p text:style-name="P3">Падения не последовало. Пегаска без труда скакала по облакам, как по земле. Колесница спокойно катилась за ней, легонько подпрыгивая на бурунчиках. Я вытер пот со лба.</text:p>
      <text:p text:style-name="P3"><text:soft-page-break/>Пик «Громовержца» остался позади. Мы мчались по бескрайней гряде молочно-белого небесного покрывала навстречу солнцу. Облачные мосты и тоннели провожали нас курящимся следом. Казалось, силуэт пегаски на фоне золотого шара испускает радужное сияние. <text:span text:style-name="T13">Во всём мире остались только м</text:span>ы<text:span text:style-name="T13"> двое и чувство абсолютной, не ограниченной ничем свобод</text:span>ы заполнило меня до краёв. Я опьянел от чистейшего, насыщенного утренней свежестью воздуха, и странные мысли зародились в уголке моего восторженного сознания.</text:p>
      <text:p text:style-name="P6"/>
      <text:p text:style-name="P14">Я хотел бы лететь в небе рядом с тобой, но у меня нет крыльев.</text:p>
      <text:p text:style-name="P14">Мне хотелось бы лежать на облаке рядом с тобой, но я сын земли.</text:p>
      <text:p text:style-name="P14">Всё, что я могу — нарисовать тебя купающейся в солнечных лучах.</text:p>
      <text:p text:style-name="P14"/>
      <text:p text:style-name="P14">Я хотела бы бежать с тобой по полю, но у меня есть крылья.</text:p>
      <text:p text:style-name="P14">Я хотела бы лежать с тобой на поле ромашек, но я дочь неба.</text:p>
      <text:p text:style-name="P14">Всё что я могу — нести тебя в колеснице по облакам.</text:p>
      <text:p text:style-name="P14"/>
      <text:p text:style-name="P15">Картинка смазалась у меня перед глазами и на миг я увидел вместо гряды облаков поле с ромашками. Голубая радужногривая пегаска летела навстречу бегущему по полю человеку, и когда они встретились… </text:p>
      <text:p text:style-name="P3"/>
      <text:p text:style-name="P3">Я помотал головой, разгоняя глюки. Не отвлекайся, Анон! Следи за пегаской, если не хочешь допустить беды.</text:p>
      <text:p text:style-name="P3">Как будто услышав мои мысли, Дэш поджала ноги и расправила крылья. Я синхронно отработал штурвалом. Мы провалились в облако, чтобы в падении развернуться и выпрыгнуть вертикально вверх, словно дельфины из морской глади.</text:p>
      <text:p text:style-name="P3">Я вцепился в поручни и упёрся ногами в выступы для копыт пони-водителя. Сейчас мы должны выровняться, пегаска не сможет тащить колесницу прямо вверх: левитационная магия колесницы работает только когда её шасси обращено к земле.</text:p>
      <text:p text:style-name="P3">Проходила секунда за секундой, а мы продолжали лететь вверх. Пегаска словно задалась продемонстрировать мне чудеса упрямства и выносливости. Я кричал пегаске, чтобы она поворачивала, но, казалось, та меня не слышала.</text:p>
      <text:p text:style-name="P3">Капля упала мне на щеку. Потом вторая, третья.</text:p>
      <text:p text:style-name="P3">Откуда дождь? Мы же над облаками? Я попробовал жидкость на вкус. Хм, солёная.</text:p>
      <text:p text:style-name="P3">Чёрт! Я хотел избежать этого.</text:p>
      <text:p text:style-name="P3">Дэш заложила широкую дугу и, наконец-то, выровнялась, повернув обратно к «Громовержцу». Обратный путь мы прошли быстро, пегаска летела в три раза быстрее, чем бежала.</text:p>
      <text:p text:style-name="P3">Отцепив «Королеву Лорен» от Дэш, я тихо спросил её:</text:p>
      <text:p text:style-name="P5">– Дэш, ты чего? Всё в порядке?</text:p>
      <text:p text:style-name="P5">– Ты о чём, Анон? – в тоне пегаски слышалось напряжение.</text:p>
      <text:p text:style-name="P5">– Ты ведь плакала?</text:p>
      <text:p text:style-name="P5">– Вот ещё! С какого это фига? У тебя глюки, Анон?</text:p>
      <text:p text:style-name="P5">Её наигранная весёлость только утвердила меня в своей правоте. Я осторожно снял с Дэш громадные противосолнечные очки.</text:p>
      <text:p text:style-name="P5">– Может, у меня и глюки, но вот это на глюк не похоже. – я прикоснулся ко влажной дорожке, протянувшейся по скуле пегаски из уголка глаза.</text:p>
      <text:p text:style-name="P9"><text:soft-page-break/><text:span text:style-name="T3">– </text:span><text:span text:style-name="T3">Не трожь! </text:span><text:span text:style-name="T3">– </text:span><text:span text:style-name="T3">Дэш</text:span><text:span text:style-name="T3"> сердито фыркнула. </text:span><text:span text:style-name="T3">– </text:span>Меня ослепило солнце! И вообще, не твоё дело!</text:p>
      <text:p text:style-name="P9"><text:s/>Вырвав у меня очки из рук, пегаска развернулась на одном копыте и улетела.</text:p>
      <text:p text:style-name="P16"/>
      <text:h text:style-name="Heading_20_2" text:outline-level="2">Идеи</text:h>
      <text:list xml:id="list3354530068247710064" text:style-name="L1">
        <text:list-item>
          <text:p text:style-name="P23">Книги:</text:p>
        </text:list-item>
      </text:list>
      <text:list xml:id="list3551414550973414835" text:style-name="L2">
        <text:list-item>
          <text:p text:style-name="P24">«Великие грифоны прошлого» - из канона (5<text:span text:style-name="T1">s8e)</text:span></text:p>
        </text:list-item>
        <text:list-item>
          <text:p text:style-name="P24">«Высшие заклинания в повседневном использовании: от песчинки до дворца»</text:p>
        </text:list-item>
        <text:list-item>
          <text:p text:style-name="P27">«Малоизвестные аспекты магии трансформаций»</text:p>
        </text:list-item>
        <text:list-item>
          <text:p text:style-name="P24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24">Дасти Вейфарер «Зебрианская культура, быт и фольклор»</text:p>
        </text:list-item>
        <text:list-item>
          <text:p text:style-name="P24">«Краткая история Эквестрии»</text:p>
        </text:list-item>
        <text:list-item>
          <text:p text:style-name="P24">«Шедевры архитектуры Эквестрии» с разделом о Кантерлотском Королевском Дворце</text:p>
        </text:list-item>
        <text:list-item>
          <text:p text:style-name="P24">«Великие дела и великие чары». Страница 893: …</text:p>
        </text:list-item>
        <text:list-item>
          <text:p text:style-name="P24">«<text:span text:style-name="T2">Природа Проклятий</text:span>» - обмен</text:p>
        </text:list-item>
        <text:list-item>
          <text:p text:style-name="P24"><text:span text:style-name="T2">«Магия для Чайников»</text:span> - обмен</text:p>
        </text:list-item>
        <text:list-item>
          <text:p text:style-name="P24"><text:span text:style-name="T2">«Энциклопедия Арканум»</text:span> - обмен</text:p>
        </text:list-item>
        <text:list-item>
          <text:p text:style-name="P24">«О Гейсах» - обмен</text:p>
        </text:list-item>
        <text:list-item>
          <text:p text:style-name="P24">«<text:span text:style-name="T2">Тайны Тайных Наук</text:span>» - обмен</text:p>
        </text:list-item>
        <text:list-item>
          <text:p text:style-name="P27">«Основы Заклятий» - обмен</text:p>
        </text:list-item>
        <text:list-item>
          <text:p text:style-name="P24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5274315258528213669" text:style-name="L3">
        <text:list-item>
          <text:p text:style-name="P25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25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26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25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25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25"><text:soft-page-break/>Около 820-ти лет назад будущий маг Лайтнинг Стар поступил на обучение к наставнику Тииспоту</text:p>
        </text:list-item>
        <text:list-item>
          <text:p text:style-name="P25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25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25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25">У Селестии грива и хвост развеваются и переливаются от магического шампуня</text:p>
        </text:list-item>
        <text:list-item>
          <text:p text:style-name="P25">Тело Селестии очень крепкое — может выдержать несколько тонн земли</text:p>
        </text:list-item>
        <text:list-item>
          <text:p text:style-name="P25">Дискорд намного старше принцесс, его магия сильнее ихней на голову</text:p>
        </text:list-item>
        <text:list-item>
          <text:p text:style-name="P25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25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25">Самый главный враг сестёр и Дискорда — скука</text:p>
        </text:list-item>
        <text:list-item>
          <text:p text:style-name="P25">В Эквестрии на одного жеребца приходится четыре - пять кобыл</text:p>
        </text:list-item>
        <text:list-item>
          <text:p text:style-name="P25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25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25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25">Кроме Дискорда, старше сестёр ещё старейшина драконов</text:p>
        </text:list-item>
        <text:list-item>
          <text:p text:style-name="P25">Кэйденс не прожила и 60-ти лет и является низкорожденной</text:p>
        </text:list-item>
        <text:list-item>
          <text:p text:style-name="P25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25">Народ тихо фигел от нововведений и с ещё большим ожесточением продолжал делать по-своему</text:p>
        </text:list-item>
        <text:list-item>
          <text:p text:style-name="P25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25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25">Когда пони женятся, они обмениваются ножными браслетами</text:p>
        </text:list-item>
        <text:list-item>
          <text:p text:style-name="P25">Светилами, кроме сестёр, могут управлять единороги (группы), Дискорд, Твайлайт и Старсвирл</text:p>
        </text:list-item>
        <text:list-item>
          <text:p text:style-name="P25">Королева Кризалис — правительница Зелёной Долины</text:p>
        </text:list-item>
        <text:list-item>
          <text:p text:style-name="P25">Мать Луны и Селестии — аликорн Лорен. Мать Дискорда — Алиса (пони-человек)</text:p>
        </text:list-item>
        <text:list-item>
          <text:p text:style-name="P25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118cm" fo:margin-bottom="0.965cm" fo:margin-left="0.94cm" fo:margin-right="1.14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 </meta:initial-creator>
    <meta:creation-date>2017-06-03T08:11:47.37</meta:creation-date>
    <dc:date>2017-06-16T00:22:48.21</dc:date>
    <meta:editing-duration>P2DT18H56M38S</meta:editing-duration>
    <meta:editing-cycles>95</meta:editing-cycles>
    <meta:generator>OpenOffice/4.1.1$Win32 OpenOffice.org_project/411m6$Build-9775</meta:generator>
    <dc:creator>макс </dc:creator>
    <meta:document-statistic meta:table-count="0" meta:image-count="0" meta:object-count="0" meta:page-count="5" meta:paragraph-count="121" meta:word-count="2026" meta:character-count="12857"/>
  </office:meta>
</office:document-meta>
</file>